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fo:language="en" fo:country="US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9" style:family="text">
      <style:text-properties fo:language="en" fo:country="US" style:font-name-complex="Arial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font-name="Symbol" fo:language="en" fo:country="US" style:font-name-complex="Symbol"/>
    </style:style>
    <style:style style:name="T22" style:family="text">
      <style:text-properties style:text-position="super 58%" style:font-name="Times New Roman1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1" fo:font-style="normal" style:font-style-asian="normal" style:font-style-complex="normal"/>
    </style:style>
    <style:style style:name="T27" style:family="text">
      <style:text-properties style:text-position="sub 58%" style:font-name="Times New Roman1" fo:font-style="italic" style:font-style-asian="italic" style:font-style-complex="italic"/>
    </style:style>
    <style:style style:name="T28" style:family="text">
      <style:text-properties style:text-position="sub 58%" style:font-name="Times New Roman" fo:font-style="italic" style:font-style-asian="italic" style:font-style-complex="italic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2" style:family="text">
      <style:text-properties style:font-name="Times New Roman1" fo:font-style="italic" style:font-style-asian="italic" style:font-style-complex="italic"/>
    </style:style>
    <style:style style:name="T33" style:family="text">
      <style:text-properties style:font-name="Times New Roman1" fo:font-style="normal" style:font-style-asian="normal" style:font-style-complex="normal"/>
    </style:style>
    <style:style style:name="T34" style:family="text">
      <style:text-properties style:font-name="Times New Roman" fo:background-color="transparent"/>
    </style:style>
    <style:style style:name="T35" style:family="text">
      <style:text-properties style:font-name-complex="Arial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style:text-position="0% 100%" fo:language="en" fo:country="US" fo:font-style="normal" style:font-style-asian="normal" style:font-style-complex="normal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32"><text:span text:style-name="T2">Type: $type</text:span><text:span text:style-name="T11"><text:tab/></text:span><text:span text:style-name="T8">Date of calibration: </text:span><text:span text:style-name="T7">$date</text:span><text:span text:style-name="T6">.</text:span></text:p>
      <text:p text:style-name="P7"/>
      <text:p text:style-name="P8"><text:span text:style-name="T20">S</text:span><text:span text:style-name="T38">/</text:span><text:span text:style-name="T20">N</text:span><text:span text:style-name="T38">: <text:s text:c="2"/></text:span><text:span text:style-name="T31">$</text:span><text:span text:style-name="T18">allSerial</text:span><text:tab/></text:p>
      <text:p text:style-name="P4"/>
      <text:p text:style-name="P3">Measurement limits: </text:p>
      <text:p text:style-name="P4"><text:span text:style-name="T4">$type</text:span>: γ 50 nSv/h – 10 Sv/h;</text:p>
      <text:p text:style-name="P9"/>
      <text:p text:style-name="P3">Measurement error: </text:p>
      <text:p text:style-name="P18"><text:span text:style-name="T4">$type</text:span>: ±15%</text:p>
      <text:p text:style-name="P16"/>
      <text:p text:style-name="P3">Operating conditions:</text:p>
      <text:list xml:id="list8949536153807418681" text:style-name="L1">
        <text:list-item>
          <text:p text:style-name="P39"><text:span text:style-name="T19">Air temperature<text:tab/></text:span><text:span text:style-name="T35"><text:tab/><text:tab/><text:tab/>+</text:span><text:span text:style-name="T19">$temp</text:span><text:span text:style-name="T35"> °</text:span><text:span text:style-name="T19">C</text:span></text:p>
        </text:list-item>
        <text:list-item>
          <text:p text:style-name="P39"><text:span text:style-name="T19">Atmospheric pressure<text:tab/></text:span><text:span text:style-name="T19"><text:tab/><text:tab/><text:tab/>98,5 kPa</text:span></text:p>
        </text:list-item>
        <text:list-item>
          <text:p text:style-name="P39"><text:span text:style-name="T19">Relative humidity<text:tab/><text:tab/></text:span><text:span text:style-name="T19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10">The instrument is calibrated on AT-130 standard dosimetry facility, No. 015, error ±4% (Certificate of Compliance No.</text:span></text:span><text:span text:style-name="Знак_20_примечания"><text:span text:style-name="T13"> </text:span></text:span><text:span text:style-name="Знак_20_примечания"><text:span text:style-name="T15">210-142</text:span></text:span><text:span text:style-name="Знак_20_примечания"><text:span text:style-name="T12">7</text:span></text:span><text:span text:style-name="Знак_20_примечания"><text:span text:style-name="T15">/18</text:span></text:span><text:span text:style-name="Знак_20_примечания"><text:span text:style-name="T12"> </text:span></text:span><text:span text:style-name="Знак_20_примечания"><text:span text:style-name="T10">as of 23.10.2018 </text:span></text:span><text:span text:style-name="Знак_20_примечания"><text:span text:style-name="T9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3">2</text:span></text:span><text:span text:style-name="Знак_20_примечания"><text:span text:style-name="T10">2</text:span></text:span><text:span text:style-name="Знак_20_примечания"><text:span text:style-name="T13">.10.201</text:span></text:span><text:span text:style-name="Знак_20_примечания"><text:span text:style-name="T10">8</text:span></text:span><text:span text:style-name="Знак_20_примечания"><text:span text:style-name="T13"> </text:span></text:span><text:span text:style-name="Знак_20_примечания"><text:span text:style-name="T14">issued</text:span></text:span><text:span text:style-name="Знак_20_примечания"><text:span text:style-name="T9"> by FGUP "D.I.Mendeleyev VNIIM", St.Petersburg, Russia)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3">$type</text:span><text:span text:style-name="T16"> (</text:span><text:span text:style-name="T21"></text:span><text:span text:style-name="T16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32">Ḣ</text:span><text:span text:style-name="T29">oi</text:span><text:span text:style-name="T36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34">Relative gamma radiation dose rate measure-ment</text:span> error</text:p>
            <text:p text:style-name="P31"><text:span text:style-name="T32">θ</text:span><text:span text:style-name="T26">пр</text:span><text:span text:style-name="T27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33">Δ</text:span><text:span text:style-name="T28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1.D3" table:number-columns-spanned="3" office:value-type="string">
            <text:p text:style-name="P33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23">H</text:span><text:span text:style-name="T24">1</text:span></text:p>
          </table:table-cell>
          <table:table-cell table:style-name="t1.D3" office:value-type="string">
            <text:p text:style-name="P33"><text:span text:style-name="T17">H</text:span><text:span text:style-name="T24">2</text:span></text:p>
          </table:table-cell>
          <table:table-cell table:style-name="t1.D3" office:value-type="string">
            <text:p text:style-name="P33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6">0,07</text:span>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6">15</text:span></text:p>
          </table:table-cell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30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6">8</text:span></text:p>
          </table:table-cell>
          <table:table-cell table:style-name="t1.B13" office:value-type="string">
            <text:p text:style-name="P12">$1-4<text:span text:style-name="T16">8</text:span></text:p>
          </table:table-cell>
          <table:table-cell table:style-name="t1.B13" office:value-type="string">
            <text:p text:style-name="P12">$1-5<text:span text:style-name="T16">8</text:span></text:p>
          </table:table-cell>
          <table:table-cell table:style-name="t1.B13" office:value-type="string">
            <text:p text:style-name="P12">$1-6<text:span text:style-name="T16">8</text:span></text:p>
          </table:table-cell>
          <table:table-cell table:style-name="t1.B13" office:value-type="string">
            <text:p text:style-name="P12">$1-7<text:span text:style-name="T16">8</text:span></text:p>
          </table:table-cell>
          <table:table-cell table:style-name="t1.B13" office:value-type="string">
            <text:p text:style-name="P12">$1-8<text:span text:style-name="T16">8</text:span></text:p>
          </table:table-cell>
          <table:table-cell table:style-name="t1.B13" office:value-type="string">
            <text:p text:style-name="P12">$1-0<text:span text:style-name="T16">8</text:span></text:p>
          </table:table-cell>
          <table:table-cell table:style-name="t1.B13" office:value-type="string">
            <text:p text:style-name="P12">$1-1<text:span text:style-name="T16">8</text:span></text:p>
          </table:table-cell>
          <table:table-cell table:style-name="t1.B13" office:value-type="string">
            <text:p text:style-name="P12">$1-2<text:span text:style-name="T16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3"><text:span text:style-name="T3">$type</text:span><text:span text:style-name="T16"> (</text:span><text:span text:style-name="T21"></text:span><text:span text:style-name="T16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32">Ḣ</text:span><text:span text:style-name="T29">oi</text:span><text:span text:style-name="T36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34">Relative gamma radiation dose rate measure-ment</text:span> error</text:p>
            <text:p text:style-name="P31"><text:span text:style-name="T32">θ</text:span><text:span text:style-name="T26">пр</text:span><text:span text:style-name="T27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33">Δ</text:span><text:span text:style-name="T28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2.D3" table:number-columns-spanned="3" office:value-type="string">
            <text:p text:style-name="P33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23">H</text:span><text:span text:style-name="T24">1</text:span></text:p>
          </table:table-cell>
          <table:table-cell table:style-name="t2.D3" office:value-type="string">
            <text:p text:style-name="P33"><text:span text:style-name="T17">H</text:span><text:span text:style-name="T24">2</text:span></text:p>
          </table:table-cell>
          <table:table-cell table:style-name="t2.D3" office:value-type="string">
            <text:p text:style-name="P33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16">0,07</text:span>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30">0,7</text:span>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<text:span text:style-name="T16">2</text:span>-3<text:span text:style-name="T16">8</text:span></text:p>
          </table:table-cell>
          <table:table-cell table:style-name="t2.B13" office:value-type="string">
            <text:p text:style-name="P12"><text:span text:style-name="T16">$2-</text:span>4<text:span text:style-name="T16">8</text:span></text:p>
          </table:table-cell>
          <table:table-cell table:style-name="t2.B13" office:value-type="string">
            <text:p text:style-name="P12"><text:span text:style-name="T16">$2-</text:span>5<text:span text:style-name="T16">8</text:span></text:p>
          </table:table-cell>
          <table:table-cell table:style-name="t2.B13" office:value-type="string">
            <text:p text:style-name="P12"><text:span text:style-name="T16">$2-</text:span>6<text:span text:style-name="T16">8</text:span></text:p>
          </table:table-cell>
          <table:table-cell table:style-name="t2.B13" office:value-type="string">
            <text:p text:style-name="P12">$<text:span text:style-name="T16">2</text:span>-7<text:span text:style-name="T16">8</text:span></text:p>
          </table:table-cell>
          <table:table-cell table:style-name="t2.B13" office:value-type="string">
            <text:p text:style-name="P12"><text:span text:style-name="T16">$2-</text:span>8<text:span text:style-name="T16">8</text:span></text:p>
          </table:table-cell>
          <table:table-cell table:style-name="t2.B13" office:value-type="string">
            <text:p text:style-name="P12"><text:span text:style-name="T16">$2-</text:span>0<text:span text:style-name="T16">8</text:span></text:p>
          </table:table-cell>
          <table:table-cell table:style-name="t2.B13" office:value-type="string">
            <text:p text:style-name="P12"><text:span text:style-name="T16">$2-</text:span>1<text:span text:style-name="T16">8</text:span></text:p>
          </table:table-cell>
          <table:table-cell table:style-name="t2.B13" office:value-type="string">
            <text:p text:style-name="P12"><text:span text:style-name="T16">$2-</text:span>2<text:span text:style-name="T16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4"><text:span text:style-name="T3">$type</text:span><text:span text:style-name="T16"> (</text:span><text:span text:style-name="T21"></text:span><text:span text:style-name="T16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32">Ḣ</text:span><text:span text:style-name="T29">oi</text:span><text:span text:style-name="T36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34">Relative gamma radiation dose rate measure-ment</text:span> error</text:p>
            <text:p text:style-name="P31"><text:span text:style-name="T32">θ</text:span><text:span text:style-name="T26">пр</text:span><text:span text:style-name="T27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33">Δ</text:span><text:span text:style-name="T28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3.D3" table:number-columns-spanned="3" office:value-type="string">
            <text:p text:style-name="P33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23">H</text:span><text:span text:style-name="T24">1</text:span></text:p>
          </table:table-cell>
          <table:table-cell table:style-name="t3.D3" office:value-type="string">
            <text:p text:style-name="P33"><text:span text:style-name="T17">H</text:span><text:span text:style-name="T24">2</text:span></text:p>
          </table:table-cell>
          <table:table-cell table:style-name="t3.D3" office:value-type="string">
            <text:p text:style-name="P33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16">0,07</text:span>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6">15</text:span></text:p>
          </table:table-cell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30">0,7</text:span>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<text:span text:style-name="T16">$3-</text:span>3<text:span text:style-name="T16">8</text:span></text:p>
          </table:table-cell>
          <table:table-cell table:style-name="t3.B13" office:value-type="string">
            <text:p text:style-name="P12">$<text:span text:style-name="T16">3</text:span>-4<text:span text:style-name="T16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6">$3-</text:span>2<text:span text:style-name="T16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<text:span text:style-name="T3">$type</text:span><text:span text:style-name="T16"> (</text:span><text:span text:style-name="T21"></text:span><text:span text:style-name="T16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32">Ḣ</text:span><text:span text:style-name="T29">oi</text:span><text:span text:style-name="T36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34">Relative gamma radiation dose rate measure-ment</text:span> error</text:p>
            <text:p text:style-name="P31"><text:span text:style-name="T32">θ</text:span><text:span text:style-name="T26">пр</text:span><text:span text:style-name="T27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33">Δ</text:span><text:span text:style-name="T28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4.D3" table:number-columns-spanned="3" office:value-type="string">
            <text:p text:style-name="P33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23">H</text:span><text:span text:style-name="T24">1</text:span></text:p>
          </table:table-cell>
          <table:table-cell table:style-name="t4.D3" office:value-type="string">
            <text:p text:style-name="P33"><text:span text:style-name="T17">H</text:span><text:span text:style-name="T24">2</text:span></text:p>
          </table:table-cell>
          <table:table-cell table:style-name="t4.D3" office:value-type="string">
            <text:p text:style-name="P33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16">0,07</text:span>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30">0,7</text:span>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<text:span text:style-name="T16">4</text:span>-3<text:span text:style-name="T16">8</text:span></text:p>
          </table:table-cell>
          <table:table-cell table:style-name="t4.B13" office:value-type="string">
            <text:p text:style-name="P12"><text:span text:style-name="T16">$4-</text:span>4<text:span text:style-name="T16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6">$4-</text:span>7<text:span text:style-name="T16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6">4</text:span>-1<text:span text:style-name="T16">8</text:span></text:p>
          </table:table-cell>
          <table:table-cell table:style-name="t4.B13" office:value-type="string">
            <text:p text:style-name="P12"><text:span text:style-name="T16">$4-</text:span>2<text:span text:style-name="T16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<text:span text:style-name="T3">$type</text:span><text:span text:style-name="T16"> (</text:span><text:span text:style-name="T21"></text:span><text:span text:style-name="T16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32">Ḣ</text:span><text:span text:style-name="T29">oi</text:span><text:span text:style-name="T36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34">Relative gamma radiation dose rate measure-ment</text:span> error</text:p>
            <text:p text:style-name="P31"><text:span text:style-name="T32">θ</text:span><text:span text:style-name="T26">пр</text:span><text:span text:style-name="T27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33">Δ</text:span><text:span text:style-name="T28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5.D3" table:number-columns-spanned="3" office:value-type="string">
            <text:p text:style-name="P33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23">H</text:span><text:span text:style-name="T24">1</text:span></text:p>
          </table:table-cell>
          <table:table-cell table:style-name="t5.D3" office:value-type="string">
            <text:p text:style-name="P33"><text:span text:style-name="T17">H</text:span><text:span text:style-name="T24">2</text:span></text:p>
          </table:table-cell>
          <table:table-cell table:style-name="t5.D3" office:value-type="string">
            <text:p text:style-name="P33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16">0,07</text:span>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30">0,7</text:span>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<text:span text:style-name="T16">5</text:span>-3<text:span text:style-name="T16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6">5</text:span>-7<text:span text:style-name="T16">8</text:span></text:p>
          </table:table-cell>
          <table:table-cell table:style-name="t5.B13" office:value-type="string">
            <text:p text:style-name="P12">$<text:span text:style-name="T16">5</text:span>-8<text:span text:style-name="T16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3"><text:span text:style-name="T3">$type</text:span><text:span text:style-name="T16">(</text:span><text:span text:style-name="T21"></text:span><text:span text:style-name="T16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32">Ḣ</text:span><text:span text:style-name="T29">oi</text:span><text:span text:style-name="T36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34">Relative gamma radiation dose rate measure-ment</text:span> error</text:p>
            <text:p text:style-name="P31"><text:span text:style-name="T32">θ</text:span><text:span text:style-name="T26">пр</text:span><text:span text:style-name="T27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33">Δ</text:span><text:span text:style-name="T28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6.D3" table:number-columns-spanned="3" office:value-type="string">
            <text:p text:style-name="P33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23">H</text:span><text:span text:style-name="T24">1</text:span></text:p>
          </table:table-cell>
          <table:table-cell table:style-name="t6.D3" office:value-type="string">
            <text:p text:style-name="P33"><text:span text:style-name="T17">H</text:span><text:span text:style-name="T24">2</text:span></text:p>
          </table:table-cell>
          <table:table-cell table:style-name="t6.D3" office:value-type="string">
            <text:p text:style-name="P33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16">0,07</text:span>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30">0,7</text:span>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<text:span text:style-name="T16">$6-</text:span>3<text:span text:style-name="T16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6">$6-</text:span>5<text:span text:style-name="T16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6">$6-</text:span>1<text:span text:style-name="T16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<text:span text:style-name="T3">$type</text:span><text:span text:style-name="T16"> (</text:span><text:span text:style-name="T21"></text:span><text:span text:style-name="T16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32">Ḣ</text:span><text:span text:style-name="T29">oi</text:span><text:span text:style-name="T36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34">Relative gamma radiation dose rate measure-ment</text:span> error</text:p>
            <text:p text:style-name="P31"><text:span text:style-name="T32">θ</text:span><text:span text:style-name="T26">пр</text:span><text:span text:style-name="T27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33">Δ</text:span><text:span text:style-name="T28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7.D3" table:number-columns-spanned="3" office:value-type="string">
            <text:p text:style-name="P33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23">H</text:span><text:span text:style-name="T24">1</text:span></text:p>
          </table:table-cell>
          <table:table-cell table:style-name="t7.D3" office:value-type="string">
            <text:p text:style-name="P33"><text:span text:style-name="T17">H</text:span><text:span text:style-name="T24">2</text:span></text:p>
          </table:table-cell>
          <table:table-cell table:style-name="t7.D3" office:value-type="string">
            <text:p text:style-name="P33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16">0,07</text:span>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30">0,7</text:span>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<text:span text:style-name="T16">$7-</text:span>3<text:span text:style-name="T16">8</text:span></text:p>
          </table:table-cell>
          <table:table-cell table:style-name="t7.B13" office:value-type="string">
            <text:p text:style-name="P12">$<text:span text:style-name="T16">7</text:span>-4<text:span text:style-name="T16">8</text:span></text:p>
          </table:table-cell>
          <table:table-cell table:style-name="t7.B13" office:value-type="string">
            <text:p text:style-name="P12">$<text:span text:style-name="T16">7</text:span>-5<text:span text:style-name="T16">8</text:span></text:p>
          </table:table-cell>
          <table:table-cell table:style-name="t7.B13" office:value-type="string">
            <text:p text:style-name="P12"><text:span text:style-name="T16">$7-</text:span>6<text:span text:style-name="T16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6">$7-</text:span>8<text:span text:style-name="T16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3"><text:span text:style-name="T3">$type</text:span><text:span text:style-name="T16"> (</text:span><text:span text:style-name="T21"></text:span><text:span text:style-name="T16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32">Ḣ</text:span><text:span text:style-name="T29">oi</text:span><text:span text:style-name="T36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34">Relative gamma radiation dose rate measure-ment</text:span> error</text:p>
            <text:p text:style-name="P31"><text:span text:style-name="T32">θ</text:span><text:span text:style-name="T26">пр</text:span><text:span text:style-name="T27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33">Δ</text:span><text:span text:style-name="T28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8.D3" table:number-columns-spanned="3" office:value-type="string">
            <text:p text:style-name="P33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23">H</text:span><text:span text:style-name="T24">1</text:span></text:p>
          </table:table-cell>
          <table:table-cell table:style-name="t8.D3" office:value-type="string">
            <text:p text:style-name="P33"><text:span text:style-name="T17">H</text:span><text:span text:style-name="T24">2</text:span></text:p>
          </table:table-cell>
          <table:table-cell table:style-name="t8.D3" office:value-type="string">
            <text:p text:style-name="P33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16">0,07</text:span>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30">0,7</text:span>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<text:span text:style-name="T16">$8-</text:span>3<text:span text:style-name="T16">8</text:span></text:p>
          </table:table-cell>
          <table:table-cell table:style-name="t8.B13" office:value-type="string">
            <text:p text:style-name="P12">$<text:span text:style-name="T16">8</text:span>-4<text:span text:style-name="T16">8</text:span></text:p>
          </table:table-cell>
          <table:table-cell table:style-name="t8.B13" office:value-type="string">
            <text:p text:style-name="P12">$<text:span text:style-name="T16">8</text:span>-5<text:span text:style-name="T16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6">8</text:span>-0<text:span text:style-name="T16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<text:span text:style-name="T3">$type</text:span><text:span text:style-name="T16"> (</text:span><text:span text:style-name="T21"></text:span><text:span text:style-name="T16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32">Ḣ</text:span><text:span text:style-name="T29">oi</text:span><text:span text:style-name="T36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34">Relative gamma radiation dose rate measure-ment</text:span> error</text:p>
            <text:p text:style-name="P31"><text:span text:style-name="T32">θ</text:span><text:span text:style-name="T26">пр</text:span><text:span text:style-name="T27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33">Δ</text:span><text:span text:style-name="T28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9.D3" table:number-columns-spanned="3" office:value-type="string">
            <text:p text:style-name="P33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23">H</text:span><text:span text:style-name="T24">1</text:span></text:p>
          </table:table-cell>
          <table:table-cell table:style-name="t9.D3" office:value-type="string">
            <text:p text:style-name="P33"><text:span text:style-name="T17">H</text:span><text:span text:style-name="T24">2</text:span></text:p>
          </table:table-cell>
          <table:table-cell table:style-name="t9.D3" office:value-type="string">
            <text:p text:style-name="P33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16">0,07</text:span>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30">0,7</text:span>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<text:span text:style-name="T16">9</text:span>-3<text:span text:style-name="T16">8</text:span></text:p>
          </table:table-cell>
          <table:table-cell table:style-name="t9.B13" office:value-type="string">
            <text:p text:style-name="P12">$<text:span text:style-name="T16">9</text:span>-4<text:span text:style-name="T16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6">9</text:span>-2<text:span text:style-name="T16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<text:span text:style-name="T3">$type</text:span><text:span text:style-name="T16"> (</text:span><text:span text:style-name="T21"></text:span><text:span text:style-name="T16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32">Ḣ</text:span><text:span text:style-name="T29">oi</text:span><text:span text:style-name="T36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34">Relative gamma radiation dose rate measure-ment</text:span> error</text:p>
            <text:p text:style-name="P31"><text:span text:style-name="T32">θ</text:span><text:span text:style-name="T26">пр</text:span><text:span text:style-name="T27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33">Δ</text:span><text:span text:style-name="T28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16">Back-ground</text:span>, <text:span text:style-name="T17">nSv</text:span><text:span text:style-name="T23">/</text:span><text:span text:style-name="T17">h</text:span></text:p>
          </table:table-cell>
          <table:table-cell table:style-name="t10.D3" table:number-columns-spanned="3" office:value-type="string">
            <text:p text:style-name="P33"><text:span text:style-name="T16">Measured value</text:span> <text:span text:style-name="T32">Ḣ</text:span><text:span text:style-name="T22">*</text:span><text:span text:style-name="T25">i</text:span><text:span text:style-name="T37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16">Average value</text:span>, <text:span text:style-name="T17">H</text:span><text:span text:style-name="T25">i</text:span><text:span text:style-name="T37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23">H</text:span><text:span text:style-name="T24">1</text:span></text:p>
          </table:table-cell>
          <table:table-cell table:style-name="t10.D3" office:value-type="string">
            <text:p text:style-name="P33"><text:span text:style-name="T17">H</text:span><text:span text:style-name="T24">2</text:span></text:p>
          </table:table-cell>
          <table:table-cell table:style-name="t10.D3" office:value-type="string">
            <text:p text:style-name="P33"><text:span text:style-name="T17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16">0,07</text:span>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6">15</text:span></text:p>
          </table:table-cell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30">0,7</text:span>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<text:span text:style-name="T16">0</text:span>-3<text:span text:style-name="T16">8</text:span></text:p>
          </table:table-cell>
          <table:table-cell table:style-name="t10.B13" office:value-type="string">
            <text:p text:style-name="P12">$1<text:span text:style-name="T16">0</text:span>-4<text:span text:style-name="T16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6">0</text:span>-2<text:span text:style-name="T16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19T16:31:33.73</dc:date>
    <meta:print-date>2019-04-03T15:18:00</meta:print-date>
    <meta:editing-cycles>135</meta:editing-cycles>
    <meta:editing-duration>PT10H36M9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802" meta:character-count="9719"/>
  </office:meta>
</office:document-meta>
</file>